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111111"/>
    </style:style>
    <style:style style:name="P3" style:family="paragraph">
      <style:paragraph-properties fo:text-align="center"/>
    </style:style>
    <style:style style:name="P4" style:family="paragraph">
      <loext:graphic-properties draw:fill-color="#11111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808080"/>
      <style:paragraph-properties fo:text-align="center"/>
      <style:text-properties fo:font-size="12pt"/>
    </style:style>
    <style:style style:name="P7" style:family="paragraph">
      <loext:graphic-properties draw:fill="none" draw:fill-color="#ffffff"/>
    </style:style>
    <style:style style:name="gr1" style:family="graphic">
      <style:graphic-properties draw:fill-color="#808080" draw:textarea-horizontal-align="justify" draw:textarea-vertical-align="middle" draw:auto-grow-height="false" fo:min-height="0.1043in" fo:min-width="0.1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111111" draw:textarea-horizontal-align="justify" draw:textarea-vertical-align="middle" draw:auto-grow-height="false" fo:min-height="0.2429in" fo:min-width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808080" draw:textarea-horizontal-align="justify" draw:textarea-vertical-align="middle" draw:auto-grow-height="false" fo:min-height="0.1063in" fo:min-width="0.1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161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0.1476in" svg:height="0.1476in" svg:x="1.961in" svg:y="1.33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" svg:width="0.1476in" svg:height="0.1476in" svg:x="2.1957in" svg:y="1.2736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" draw:name="Shape1" draw:style-name="gr1" draw:text-style-name="P1" svg:width="0.1476in" svg:height="0.1476in" svg:x="1.7264in" svg:y="1.2646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" draw:name="Shape1" draw:style-name="gr1" draw:text-style-name="P1" svg:width="0.1476in" svg:height="0.1476in" svg:x="1.9575in" svg:y="1.08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1" draw:text-style-name="P1" svg:width="0.1476in" svg:height="0.1476in" svg:x="1.5638in" svg:y="1.4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1" draw:text-style-name="P1" svg:width="0.1476in" svg:height="0.1476in" svg:x="1.7256in" svg:y="1.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1" draw:text-style-name="P1" svg:width="0.1476in" svg:height="0.1476in" svg:x="2.1984in" svg:y="1.7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1" draw:text-style-name="P1" svg:width="0.1476in" svg:height="0.1476in" svg:x="1.9575in" svg:y="1.8744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8" draw:name="Shape1" draw:style-name="gr1" draw:text-style-name="P1" svg:width="0.1476in" svg:height="0.1476in" svg:x="2.3516in" svg:y="1.4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2" draw:style-name="gr2" draw:text-style-name="P2" svg:width="0.2606in" svg:height="0.2433in" svg:x="4.4374in" svg:y="1.2583in"><text:p/><draw:enhanced-geometry svg:viewBox="0 0 21600 21600" draw:type="rectangle" draw:enhanced-path="M 0 0 L 21600 0 21600 21600 0 21600 0 0 Z N"/></draw:custom-shape><draw:custom-shape text:anchor-type="paragraph" draw:z-index="10" draw:name="Shape2" draw:style-name="gr2" draw:text-style-name="P2" svg:width="0.2606in" svg:height="0.2433in" svg:x="4.0437in" svg:y="1.652in"><text:p/><draw:enhanced-geometry svg:viewBox="0 0 21600 21600" draw:type="rectangle" draw:enhanced-path="M 0 0 L 21600 0 21600 21600 0 21600 0 0 Z N"/></draw:custom-shape><draw:custom-shape text:anchor-type="paragraph" draw:z-index="11" draw:name="Shape2" draw:style-name="gr2" draw:text-style-name="P2" svg:width="0.2606in" svg:height="0.2433in" svg:x="4.0437in" svg:y="1.2583in"><text:p/><draw:enhanced-geometry svg:viewBox="0 0 21600 21600" draw:type="rectangle" draw:enhanced-path="M 0 0 L 21600 0 21600 21600 0 21600 0 0 Z N"/></draw:custom-shape><draw:custom-shape text:anchor-type="paragraph" draw:z-index="12" draw:name="Shape2" draw:style-name="gr2" draw:text-style-name="P2" svg:width="0.2606in" svg:height="0.2433in" svg:x="4.0437in" svg:y="2.0457in"><text:p/><draw:enhanced-geometry svg:viewBox="0 0 21600 21600" draw:type="rectangle" draw:enhanced-path="M 0 0 L 21600 0 21600 21600 0 21600 0 0 Z N"/></draw:custom-shape><draw:custom-shape text:anchor-type="paragraph" draw:z-index="13" draw:name="Shape2" draw:style-name="gr2" draw:text-style-name="P2" svg:width="0.2606in" svg:height="0.2433in" svg:x="3.65in" svg:y="2.0457in"><text:p/><draw:enhanced-geometry svg:viewBox="0 0 21600 21600" draw:type="rectangle" draw:enhanced-path="M 0 0 L 21600 0 21600 21600 0 21600 0 0 Z N"/></draw:custom-shape><draw:custom-shape text:anchor-type="paragraph" draw:z-index="14" draw:name="Shape2" draw:style-name="gr2" draw:text-style-name="P2" svg:width="0.2606in" svg:height="0.2433in" svg:x="3.65in" svg:y="1.652in"><text:p/><draw:enhanced-geometry svg:viewBox="0 0 21600 21600" draw:type="rectangle" draw:enhanced-path="M 0 0 L 21600 0 21600 21600 0 21600 0 0 Z N"/></draw:custom-shape><draw:custom-shape text:anchor-type="paragraph" draw:z-index="15" draw:name="Shape2" draw:style-name="gr2" draw:text-style-name="P2" svg:width="0.2606in" svg:height="0.2433in" svg:x="3.65in" svg:y="1.2583in"><text:p/><draw:enhanced-geometry svg:viewBox="0 0 21600 21600" draw:type="rectangle" draw:enhanced-path="M 0 0 L 21600 0 21600 21600 0 21600 0 0 Z N"/></draw:custom-shape><draw:custom-shape text:anchor-type="paragraph" draw:z-index="16" draw:name="Shape2" draw:style-name="gr2" draw:text-style-name="P2" svg:width="0.2606in" svg:height="0.2433in" svg:x="4.4374in" svg:y="0.8646in"><text:p/><draw:enhanced-geometry svg:viewBox="0 0 21600 21600" draw:type="rectangle" draw:enhanced-path="M 0 0 L 21600 0 21600 21600 0 21600 0 0 Z N"/></draw:custom-shape><draw:custom-shape text:anchor-type="paragraph" draw:z-index="17" draw:name="Shape2" draw:style-name="gr2" draw:text-style-name="P2" svg:width="0.2606in" svg:height="0.2433in" svg:x="4.0437in" svg:y="0.8646in"><text:p/><draw:enhanced-geometry svg:viewBox="0 0 21600 21600" draw:type="rectangle" draw:enhanced-path="M 0 0 L 21600 0 21600 21600 0 21600 0 0 Z N"/></draw:custom-shape><draw:custom-shape text:anchor-type="paragraph" draw:z-index="18" draw:name="Shape2" draw:style-name="gr2" draw:text-style-name="P2" svg:width="0.2606in" svg:height="0.2433in" svg:x="3.65in" svg:y="0.8646in"><text:p/><draw:enhanced-geometry svg:viewBox="0 0 21600 21600" draw:type="rectangle" draw:enhanced-path="M 0 0 L 21600 0 21600 21600 0 21600 0 0 Z N"/></draw:custom-shape><draw:custom-shape text:anchor-type="paragraph" draw:z-index="19" draw:name="Shape2" draw:style-name="gr2" draw:text-style-name="P2" svg:width="0.2606in" svg:height="0.2433in" svg:x="4.4374in" svg:y="1.652in"><text:p/><draw:enhanced-geometry svg:viewBox="0 0 21600 21600" draw:type="rectangle" draw:enhanced-path="M 0 0 L 21600 0 21600 21600 0 21600 0 0 Z N"/></draw:custom-shape><draw:custom-shape text:anchor-type="paragraph" draw:z-index="20" draw:name="Shape2" draw:style-name="gr2" draw:text-style-name="P2" svg:width="0.2606in" svg:height="0.2433in" svg:x="4.4374in" svg:y="2.0457in"><text:p/><draw:enhanced-geometry svg:viewBox="0 0 21600 21600" draw:type="rectangle" draw:enhanced-path="M 0 0 L 21600 0 21600 21600 0 21600 0 0 Z N"/></draw:custom-shape><draw:line text:anchor-type="paragraph" draw:z-index="21" draw:name="Shape3" draw:style-name="gr3" draw:text-style-name="P3" svg:x1="3.7811in" svg:y1="0.9866in" svg:x2="3.7811in" svg:y2="2.1701in"><text:p/></draw:line><draw:line text:anchor-type="paragraph" draw:z-index="22" draw:name="Shape4" draw:style-name="gr4" draw:text-style-name="P4" svg:x1="4.5512in" svg:y1="0.9835in" svg:x2="3.7965in" svg:y2="0.9835in"><text:p/></draw:line><draw:line text:anchor-type="paragraph" draw:z-index="23" draw:name="Shape5" draw:style-name="gr3" draw:text-style-name="P3" svg:x1="4.1717in" svg:y1="0.9835in" svg:x2="4.1673in" svg:y2="2.1591in"><text:p/></draw:line><draw:line text:anchor-type="paragraph" draw:z-index="24" draw:style-name="gr3" draw:text-style-name="P3" svg:x1="4.5646in" svg:y1="0.9835in" svg:x2="4.5646in" svg:y2="2.1555in"><text:p/></draw:line><draw:line text:anchor-type="paragraph" draw:z-index="25" draw:name="Shape6" draw:style-name="gr5" draw:text-style-name="P5" svg:x1="3.7811in" svg:y1="2.1701in" svg:x2="4.5713in" svg:y2="2.1744in"><text:p/></draw:line><draw:custom-shape text:anchor-type="paragraph" draw:z-index="26" draw:name="Shape1" draw:style-name="gr1" draw:text-style-name="P1" svg:width="0.1476in" svg:height="0.1476in" svg:x="1.9563in" svg:y="1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1" draw:style-name="gr1" draw:text-style-name="P1" svg:width="0.1476in" svg:height="0.1476in" svg:x="1.7945in" svg:y="1.4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6" draw:text-style-name="P6" svg:width="0.1496in" svg:height="0.1496in" svg:x="2.1083in" svg:y="1.4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7" draw:style-name="gr3" draw:text-style-name="P3" svg:x1="3.7811in" svg:y1="1.3811in" svg:x2="4.5646in" svg:y2="1.3811in"><text:p/></draw:line><draw:line text:anchor-type="paragraph" draw:z-index="30" draw:name="Shape7" draw:style-name="gr3" draw:text-style-name="P3" svg:x1="3.7811in" svg:y1="1.7752in" svg:x2="4.5646in" svg:y2="1.7752in"><text:p/></draw:line><draw:line text:anchor-type="paragraph" draw:z-index="31" draw:name="Shape7" draw:style-name="gr3" draw:text-style-name="P3" svg:x1="3.7811in" svg:y1="2.1689in" svg:x2="4.5646in" svg:y2="2.1689in"><text:p/></draw:line><draw:frame text:anchor-type="paragraph" draw:z-index="32" draw:name="Shape8" draw:style-name="gr7" draw:text-style-name="P7" svg:width="0.7705in" svg:height="0.1925in" svg:x="1.7063in" svg:y="2.3028in"><draw:text-box><text:p>N task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8:37:22.172938360</meta:creation-date>
    <dc:date>2018-05-23T19:18:26.705244375</dc:date>
    <meta:editing-duration>PT10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